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NoPostTitle</text:p>
          </table:table-cell>
          <table:table-cell table:style-name="TableCell15">
            <text:p text:style-name="P16">Ten post nie ma jeszcze tytułu!</text:p>
          </table:table-cell>
          <table:table-cell table:style-name="TableCell17">
            <text:p text:style-name="P1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9:00Z</meta:creation-date>
    <dc:date>2017-09-13T10:44:00Z</dc:date>
    <meta:template xlink:href="Normal.dotm" xlink:type="simple"/>
    <meta:editing-cycles>4</meta:editing-cycles>
    <meta:editing-duration>PT240S</meta:editing-duration>
    <meta:document-statistic meta:page-count="1" meta:paragraph-count="1" meta:word-count="11" meta:character-count="80" meta:row-count="1" meta:non-whitespace-character-count="70"/>
  </office:meta>
</office:document-meta>
</file>